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Open Sans" svg:font-family="'Open San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Text_20_body">
      <style:paragraph-properties fo:margin-left="0cm" fo:margin-right="0cm" fo:margin-top="0.353cm" fo:margin-bottom="0cm" loext:contextual-spacing="false" fo:line-height="179%" fo:text-indent="0.026cm" style:auto-text-indent="false" style:writing-mode="lr-tb"/>
    </style:style>
    <style:style style:name="P3" style:family="paragraph" style:parent-style-name="Text_20_body">
      <style:paragraph-properties fo:margin-left="0cm" fo:margin-right="0cm" fo:margin-top="0.353cm" fo:margin-bottom="0cm" loext:contextual-spacing="false" fo:line-height="179%" fo:text-indent="0.026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style:font-size-asian="11pt" style:font-size-complex="11pt"/>
    </style:style>
    <style:style style:name="P4" style:family="paragraph" style:parent-style-name="Text_20_body">
      <style:paragraph-properties fo:margin-left="0cm" fo:margin-right="0cm" fo:margin-top="0.353cm" fo:margin-bottom="0cm" loext:contextual-spacing="false" fo:line-height="179%" fo:text-indent="0.026cm" style:auto-text-indent="false" style:writing-mode="lr-tb"/>
      <style:text-properties style:font-name="Times new roman" fo:font-size="11pt" style:font-size-asian="11pt" style:font-size-complex="11pt"/>
    </style:style>
    <style:style style:name="P5" style:family="paragraph" style:parent-style-name="Text_20_body" style:list-style-name="L1">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6" style:family="paragraph" style:parent-style-name="Text_20_body" style:list-style-name="L2">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7" style:family="paragraph" style:parent-style-name="Text_20_body" style:list-style-name="L4">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8" style:family="paragraph" style:parent-style-name="Text_20_body" style:list-style-name="L5">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9"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10" style:family="paragraph" style:parent-style-name="Text_20_body" style:list-style-name="L1">
      <style:paragraph-properties fo:margin-top="0.353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11" style:family="paragraph" style:parent-style-name="Text_20_body" style:list-style-name="L2">
      <style:paragraph-properties fo:margin-top="0.353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12" style:family="paragraph" style:parent-style-name="Text_20_body" style:list-style-name="L3">
      <style:paragraph-properties fo:margin-top="0.353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13" style:family="paragraph" style:parent-style-name="Text_20_body" style:list-style-name="L5">
      <style:paragraph-properties fo:margin-top="0.353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14" style:family="paragraph" style:parent-style-name="Text_20_body">
      <style:paragraph-properties fo:margin-top="0.353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style:font-size-asian="11pt" style:font-size-complex="11pt"/>
    </style:style>
    <style:style style:name="P15" style:family="paragraph" style:parent-style-name="Text_20_body">
      <style:paragraph-properties fo:margin-top="0.353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16" style:family="paragraph" style:parent-style-name="Text_20_body">
      <style:paragraph-properties fo:margin-top="0.353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17" style:family="paragraph" style:parent-style-name="Text_20_body">
      <style:paragraph-properties fo:margin-top="0.353cm" fo:margin-bottom="0cm" loext:contextual-spacing="false" fo:line-height="179%" style:writing-mode="lr-tb"/>
      <style:text-properties style:font-name="Times new roman" fo:font-size="11pt" style:font-size-asian="11pt" style:font-size-complex="11pt"/>
    </style:style>
    <style:style style:name="P18" style:family="paragraph" style:parent-style-name="Text_20_body">
      <style:paragraph-properties fo:margin-left="1.27cm" fo:margin-right="0cm" fo:margin-top="0.353cm" fo:margin-bottom="0cm" loext:contextual-spacing="false" fo:line-height="120%" fo:text-indent="-0.635cm" style:auto-text-indent="false" style:writing-mode="lr-tb"/>
      <style:text-properties style:font-name="Times new roman" fo:font-size="11pt" style:font-size-asian="11pt" style:font-size-complex="11pt"/>
    </style:style>
    <style:style style:name="P19" style:family="paragraph" style:parent-style-name="Heading_20_1">
      <style:text-properties fo:font-variant="normal" fo:text-transform="none" fo:color="#000000" style:text-line-through-style="none" style:text-line-through-type="none" style:font-name="Open Sans" fo:font-size="12.7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Open Sans" fo:font-size="12.7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font-name="Open Sans"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Open Sans"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docs-internal-guid-48d5dae5-7537-68c5-66e1-95262a780e25"/>Initial project plan</text:h>
      <text:p text:style-name="P2"><text:span text:style-name="T1">    </text:span><text:span text:style-name="T7">The first and most important part of this application is a search engine called Elasticsearch. It is the core technology which needs to be installed and properly set up for the needs of this application. This search engine is not particularly developed for searching in Latin or Middle Scots languages and therefore it will require more time to tune it up.</text:span></text:p>
      <text:p text:style-name="P4"><text:span text:style-name="T1">    </text:span><text:span text:style-name="T8">The second important part of the application is relational database. Based on research was made the decision to use PostgreSQL. It is well known database with great performance and it will be used to store original XML files, credentials, images and privileges. </text:span></text:p>
      <text:p text:style-name="P4"><text:span text:style-name="T1">    </text:span><text:span text:style-name="T8">The third thing which is required to be done is a module which will provide translation of XML documents to JSON. The reason is that Elasticsearch is natively used for searching inside JSON files and not XML which will be used. In parallel RSpec tests need to be written for this module.</text:span></text:p>
      <text:p text:style-name="P4"><text:span text:style-name="T1">    </text:span><text:span text:style-name="T8">The fourth stage of the development includes creating all the modules in application layer. These modules provides the business logic for the application. Again in parallel with the development of these modules their tests in RSpec need to be written.</text:span></text:p>
      <text:p text:style-name="P4"><text:span text:style-name="T1">    </text:span><text:span text:style-name="T8">The fifth part includes tuning up Elasticsearch and improving search results and potentially including Latin and Middle Scots thesaurus in to Elasticsearch. In this time the storage layer need to be done and tested.</text:span></text:p>
      <text:p text:style-name="P4"><text:span text:style-name="T1">    </text:span><text:span text:style-name="T8">In the sixth stage, the whole application layer need to be finished and tested too. This also include XML to JSON module. Now it can begin the work on presentation layer and its tests.</text:span></text:p>
      <text:p text:style-name="P4"><text:span text:style-name="T1">    </text:span><text:span text:style-name="T8">The seventh stage is about finishing the presentation layer and writing documentation. </text:span></text:p>
      <text:p text:style-name="P3">Schedule</text:p>
      <text:p text:style-name="P4"><text:span text:style-name="T1">    </text:span><text:span text:style-name="T8">The schedule for developing this application is 10 weeks.</text:span></text:p>
      <text:list xml:id="list8610057625964280667" text:style-name="L1">
        <text:list-item>
          <text:p text:style-name="P10">Week: Installing dedicated Linux OS with Docker. Deploying separate linux containers with Elasticsearch, PostgreSQL and Ruby on Rails</text:p>
        </text:list-item>
        <text:list-item>
          <text:p text:style-name="P5">Week: Setting up Elasticsearch, PostgreSQL, Ruby on Rails with Puma webserver</text:p>
        </text:list-item>
        <text:list-item>
          <text:p text:style-name="P5">Week: Setting up Elasticsearch and writing storage layer modules with tests</text:p>
        </text:list-item>
        <text:list-item>
          <text:p text:style-name="P5"><text:soft-page-break/>Week: Testing Elasticsearch and finishing the work on storage layer. Start developing application layer and its tests.</text:p>
        </text:list-item>
        <text:list-item>
          <text:p text:style-name="P5">Week: Tuning up Elasticsearch, finishing application layer and start working on presentation layer and design of the interface.</text:p>
        </text:list-item>
        <text:list-item>
          <text:p text:style-name="P5">Week: Testing security and performance. Start writing documentation for admin users.</text:p>
        </text:list-item>
        <text:list-item>
          <text:p text:style-name="P5">Week: Major meeting with client, receiving feedback on user interface and implementing changes.</text:p>
        </text:list-item>
        <text:list-item>
          <text:p text:style-name="P5">Week: Writing documentation for end user.</text:p>
        </text:list-item>
        <text:list-item>
          <text:p text:style-name="P5">Week: providing access to documents and testing Clarin API communication.</text:p>
        </text:list-item>
        <text:list-item>
          <text:p text:style-name="P5">Week: Application will be delivered and  presented to the customers.</text:p>
        </text:list-item>
      </text:list>
      <text:p text:style-name="P17"><text:span text:style-name="T9">Milestones</text:span><text:span text:style-name="T1"> </text:span></text:p>
      <text:list xml:id="list2925465165714846578" text:style-name="L2">
        <text:list-item>
          <text:p text:style-name="P11">Setting up server with Docker, Elasticsearch, PostgreSQL and Ruby on Rails</text:p>
        </text:list-item>
        <text:list-item>
          <text:p text:style-name="P6">Elasticsearch is tuned up for this application purposes</text:p>
        </text:list-item>
        <text:list-item>
          <text:p text:style-name="P6">Pass all tests for storage layer</text:p>
        </text:list-item>
        <text:list-item>
          <text:p text:style-name="P6">Pass all tests for application layer</text:p>
        </text:list-item>
        <text:list-item>
          <text:p text:style-name="P6">Pass all tests for presentation layer</text:p>
        </text:list-item>
        <text:list-item>
          <text:p text:style-name="P6">Documentation for admin users is done</text:p>
        </text:list-item>
        <text:list-item>
          <text:p text:style-name="P6">Satisfied customer</text:p>
        </text:list-item>
      </text:list>
      <text:p text:style-name="P14">Budget</text:p>
      <text:p text:style-name="P15">Full Time Equivalent (FTE) cost of the whole team is £ 30k x 4 = £120 k/yr. As the team work for a specific fraction of the year (5 months) and as the team work Part-time (10/40 = 25% of the daily full time equivalent), the costs are £120,000 x 5/12 x 0,25 = £16,000. </text:p>
      <text:list xml:id="list1575687398626588744" text:style-name="L3">
        <text:list-item>
          <text:p text:style-name="P12">Expense for labour is £16,000</text:p>
        </text:list-item>
      </text:list>
      <text:list xml:id="list8145447760948236289" text:style-name="L4">
        <text:list-item>
          <text:p text:style-name="P7">Expense for rent is £10,500</text:p>
        </text:list-item>
        <text:list-item>
          <text:p text:style-name="P7">Hardware depreciation is about £340</text:p>
        </text:list-item>
        <text:list-item>
          <text:p text:style-name="P7">Marketing and Advertising</text:p>
          <text:list>
            <text:list-item>
              <text:p text:style-name="P7">Preparation of demonstrative materials</text:p>
              <text:list>
                <text:list-item>
                  <text:list>
                    <text:list-item>
                      <text:p text:style-name="P7">Total of 10 hours for 2 team members</text:p>
                    </text:list-item>
                  </text:list>
                </text:list-item>
              </text:list>
            </text:list-item>
            <text:list-item>
              <text:p text:style-name="P7">Face-to-face meetings with potential customers</text:p>
              <text:list>
                <text:list-item>
                  <text:list>
                    <text:list-item>
                      <text:p text:style-name="P7">For each meeting: 2 hours for 2 team members</text:p>
                    </text:list-item>
                  </text:list>
                </text:list-item>
              </text:list>
            </text:list-item>
          </text:list>
        </text:list-item>
      </text:list>
      <text:p text:style-name="P18"><text:span text:style-name="T1">      </text:span><text:span text:style-name="T8">Calculations:</text:span></text:p>
      <text:p text:style-name="P18"><text:soft-page-break/><text:span text:style-name="T1">                   </text:span><text:span text:style-name="T8">( 10 team members x 16 hourly rate x 2 hours ) + ( 2 team members x 16 hourly rate x 2 hours) = £ 384</text:span></text:p>
      <text:list xml:id="list1710159675907384606" text:style-name="L5">
        <text:list-item>
          <text:p text:style-name="P13">Accounting and Bookkeeping Services</text:p>
          <text:list>
            <text:list-item>
              <text:p text:style-name="P8">£50 per mount x 6 mounts = £300</text:p>
            </text:list-item>
          </text:list>
        </text:list-item>
        <text:list-item>
          <text:p text:style-name="P8">Legal Advice</text:p>
          <text:list>
            <text:list-item>
              <text:p text:style-name="P8">Budget £5 000.</text:p>
            </text:list-item>
          </text:list>
        </text:list-item>
      </text:list>
      <text:list xml:id="list4134423683302803787" text:style-name="L6">
        <text:list-item>
          <text:p text:style-name="P9">Travelling Costs</text:p>
          <text:list>
            <text:list-item>
              <text:p text:style-name="P9">Budget £6 000.</text:p>
            </text:list-item>
          </text:list>
        </text:list-item>
      </text:list>
      <text:p text:style-name="P16">Expenses together approximately £38,526. Reserve is going to be 20%. Therefore The total expenses with reserve included are approximately £46,229.</text:p>
      <text:p text:style-name="P17"/>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Open Sans" svg:font-family="'Open San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02:15:18.230549059</meta:creation-date>
    <dc:date>2016-11-18T02:16:19.093053338</dc:date>
    <meta:editing-duration>PT1M1S</meta:editing-duration>
    <meta:editing-cycles>1</meta:editing-cycles>
    <meta:document-statistic meta:table-count="0" meta:image-count="0" meta:object-count="0" meta:page-count="3" meta:paragraph-count="47" meta:word-count="660" meta:character-count="3953" meta:non-whitespace-character-count="3309"/>
    <meta:generator>LibreOffice/5.1.4.2$Linux_X86_64 LibreOffice_project/10m0$Build-2</meta:generator>
  </office:meta>
</office:document-meta>
</file>